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92cm" fo:min-width="3.81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63cm" fo:min-width="7.70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1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.1cm" svg:height="4.3cm" svg:x="1.3cm" svg:y="3.5cm">
          <text:p text:style-name="P1">Utilisa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6.1cm" svg:height="4.3cm" svg:x="12.8cm" svg:y="3.6cm">
          <text:p text:style-name="P1">Sujet réfléc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.6cm" svg:height="6.9cm" svg:x="5cm" svg:y="9.7cm">
          <text:p text:style-name="P1">Wave Mi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7cm" svg:height="3.2cm" svg:x="4cm" svg:y="19.3cm">
          <text:p text:style-name="P1">Refléter une silhouette en temps réel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1.722cm" svg:x1="4.35cm" svg:y1="7.8cm" svg:x2="15.85cm" svg:y2="7.9cm" draw:start-shape="id1" draw:start-glue-point="8" draw:end-shape="id2" draw:end-glue-point="8" svg:d="M4350 7800c0 3486 11500 3436 11500 100" svg:viewBox="0 0 11501 2609">
          <text:p/>
        </draw:connector>
        <draw:path draw:style-name="gr5" draw:text-style-name="P2" draw:layer="layout" svg:width="7.821cm" svg:height="8.207cm" draw:transform="skewX (-5.80257307911277E-017) rotate (-0.999375529691953) translate (15.2cm 9.1cm)" svg:viewBox="0 0 7822 8208" svg:d="M0 0h4993c4993 1 1856 8208 1856 820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5:17:11.660000000</meta:creation-date>
    <dc:date>2018-09-10T15:54:04.580000000</dc:date>
    <meta:editing-duration>PT2M6S</meta:editing-duration>
    <meta:editing-cycles>2</meta:editing-cycles>
    <meta:generator>LibreOffice/5.3.6.1$Windows_X86_64 LibreOffice_project/686f202eff87ef707079aeb7f485847613344eb7</meta:generator>
    <meta:document-statistic meta:object-count="6"/>
  </office:meta>
</office:document-meta>
</file>